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7f72" officeooo:paragraph-rsid="00167f72"/>
    </style:style>
    <style:style style:name="P2" style:family="paragraph" style:parent-style-name="Header">
      <style:text-properties officeooo:rsid="000d416c" officeooo:paragraph-rsid="000d416c"/>
    </style:style>
    <style:style style:name="P3" style:family="paragraph" style:parent-style-name="Standard">
      <style:text-properties officeooo:rsid="000e84a4" officeooo:paragraph-rsid="000e84a4"/>
    </style:style>
    <style:style style:name="P4" style:family="paragraph" style:parent-style-name="Standard">
      <style:text-properties officeooo:rsid="000fd7ca" officeooo:paragraph-rsid="000fd7ca"/>
    </style:style>
    <style:style style:name="P5" style:family="paragraph" style:parent-style-name="Standard" style:list-style-name="L1">
      <style:text-properties officeooo:rsid="0012cfe1" officeooo:paragraph-rsid="0012cfe1"/>
    </style:style>
    <style:style style:name="P6" style:family="paragraph" style:parent-style-name="Standard">
      <style:text-properties officeooo:rsid="0012cfe1" officeooo:paragraph-rsid="0012cfe1"/>
    </style:style>
    <style:style style:name="P7" style:family="paragraph" style:parent-style-name="Standard">
      <style:text-properties officeooo:rsid="00133ec8" officeooo:paragraph-rsid="00133ec8"/>
    </style:style>
    <style:style style:name="P8" style:family="paragraph" style:parent-style-name="Standard">
      <style:text-properties officeooo:rsid="00135f00" officeooo:paragraph-rsid="00135f00"/>
    </style:style>
    <style:style style:name="P9" style:family="paragraph" style:parent-style-name="Standard">
      <style:text-properties officeooo:rsid="001492ee" officeooo:paragraph-rsid="001492ee"/>
    </style:style>
    <style:style style:name="P10" style:family="paragraph" style:parent-style-name="Standard">
      <style:text-properties officeooo:rsid="001620e4" officeooo:paragraph-rsid="001620e4"/>
    </style:style>
    <style:style style:name="P11" style:family="paragraph" style:parent-style-name="Standard">
      <style:text-properties officeooo:rsid="00178473" officeooo:paragraph-rsid="00178473"/>
    </style:style>
    <style:style style:name="P12" style:family="paragraph" style:parent-style-name="Standard">
      <style:text-properties officeooo:rsid="001989f5" officeooo:paragraph-rsid="001989f5"/>
    </style:style>
    <style:style style:name="P13" style:family="paragraph" style:parent-style-name="Standard" style:list-style-name="L2">
      <style:text-properties officeooo:rsid="001989f5" officeooo:paragraph-rsid="001989f5"/>
    </style:style>
    <style:style style:name="P14" style:family="paragraph" style:parent-style-name="Standard">
      <style:text-properties officeooo:rsid="001b60d0" officeooo:paragraph-rsid="001b60d0"/>
    </style:style>
    <style:style style:name="P15" style:family="paragraph" style:parent-style-name="Standard">
      <style:text-properties officeooo:rsid="001d4ae2" officeooo:paragraph-rsid="001d4ae2"/>
    </style:style>
    <style:style style:name="P16" style:family="paragraph" style:parent-style-name="Standard" style:list-style-name="L3">
      <style:text-properties officeooo:rsid="001d4ae2" officeooo:paragraph-rsid="001d4ae2"/>
    </style:style>
    <style:style style:name="P17" style:family="paragraph" style:parent-style-name="Standard">
      <style:text-properties officeooo:rsid="001e3567" officeooo:paragraph-rsid="001e3567"/>
    </style:style>
    <style:style style:name="P18" style:family="paragraph" style:parent-style-name="Standard">
      <style:text-properties officeooo:rsid="001e56a1" officeooo:paragraph-rsid="001e56a1"/>
    </style:style>
    <style:style style:name="P19" style:family="paragraph" style:parent-style-name="Standard">
      <style:text-properties officeooo:rsid="001fd02c" officeooo:paragraph-rsid="001fd02c"/>
    </style:style>
    <style:style style:name="P20" style:family="paragraph" style:parent-style-name="Standard" style:list-style-name="L4">
      <style:text-properties officeooo:rsid="001fd02c" officeooo:paragraph-rsid="001fd02c"/>
    </style:style>
    <style:style style:name="P21" style:family="paragraph" style:parent-style-name="Standard" style:list-style-name="L4">
      <style:text-properties fo:font-weight="bold" officeooo:rsid="001fd02c" officeooo:paragraph-rsid="001fd02c" style:font-weight-asian="bold" style:font-weight-complex="bold"/>
    </style:style>
    <style:style style:name="P22" style:family="paragraph" style:parent-style-name="Standard" style:list-style-name="L4">
      <style:text-properties fo:font-weight="bold" officeooo:rsid="00201a08" officeooo:paragraph-rsid="00201a08" style:font-weight-asian="bold" style:font-weight-complex="bold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106f85" officeooo:paragraph-rsid="00106f85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rsid="00113f57" officeooo:paragraph-rsid="00113f57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rsid="0012cfe1" officeooo:paragraph-rsid="0012cfe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ed48f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c0170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ed48f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1c0170" style:font-style-asian="normal" style:font-weight-asian="bold" style:font-style-complex="normal" style:font-weight-complex="bold"/>
    </style:style>
    <style:style style:name="T11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color="#0000ff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 limitações constitucionais ao poder de tributar são constituídas por <text:span text:style-name="T1">princípios e imunidades</text:span><text:span text:style-name="T2">.</text:span></text:p>
      <text:p text:style-name="P3"><text:span text:style-name="T2"/></text:p>
      <text:p text:style-name="P4"><text:span text:style-name="T2">Cabe à </text:span><text:span text:style-name="T1">LC</text:span><text:span text:style-name="T2"> regular as limitações constitucionais ao poder de tributar. Ela </text:span><text:span text:style-name="T1">apenas regula</text:span><text:span text:style-name="T2"> as limitações, </text:span><text:span text:style-name="T1">não</text:span><text:span text:style-name="T2"> tendo autonomia para instituir novas limitações.</text:span></text:p>
      <text:p text:style-name="P4"><text:span text:style-name="T2"/></text:p>
      <text:p text:style-name="P23"><text:span text:style-name="T2">As limitações ao poder de tributar </text:span><text:span text:style-name="T1">não</text:span><text:span text:style-name="T2"> podem ser suprimidas por emenda constitucional, visto que o art. 60, §4º, da CF informa que </text:span><text:span text:style-name="T3">os direitos e garantias individuais não podem ser abolidos por emendas constitucionais</text:span><text:span text:style-name="T6">.</text:span></text:p>
      <text:p text:style-name="P23"><text:span text:style-name="T6"/></text:p>
      <text:p text:style-name="P24"><text:span text:style-name="T6">Mas emendas constitucionais podem acrescentar novas limitações ao poder de tributar!</text:span></text:p>
      <text:p text:style-name="P24"><text:span text:style-name="T6"/></text:p>
      <text:p text:style-name="P25"><text:span text:style-name="T6">STF considera como cláusulas pétreas:</text:span></text:p>
      <text:list xml:id="list3780845957939128285" text:style-name="L1">
        <text:list-item>
          <text:p text:style-name="P5"><text:span text:style-name="T6">o princípio da anterioridade;</text:span></text:p>
        </text:list-item>
        <text:list-item>
          <text:p text:style-name="P5"><text:span text:style-name="T6">o princípio da noventena;</text:span></text:p>
        </text:list-item>
        <text:list-item>
          <text:p text:style-name="P5"><text:span text:style-name="T6">o princípio da imunidade tributária recíproca;</text:span></text:p>
        </text:list-item>
        <text:list-item>
          <text:p text:style-name="P5"><text:span text:style-name="T6">a imunidade dos templos de qualquer culto;</text:span></text:p>
        </text:list-item>
        <text:list-item>
          <text:p text:style-name="P5"><text:span text:style-name="T6">a imunidade do patrimônio, renda e serviços dos partidos políticos, entidades sindicais e instituições de educação e assistência social sem fins lucrativos;</text:span></text:p>
        </text:list-item>
        <text:list-item>
          <text:p text:style-name="P5"><text:span text:style-name="T6">a imunidade dos livros, jornais, periódicos e o papel destinado a sua impressão.</text:span></text:p>
        </text:list-item>
      </text:list>
      <text:p text:style-name="P6"><text:span text:style-name="T6"/></text:p>
      <text:p text:style-name="P7"><text:span text:style-name="T6">STF: a instituição dos emolumentos cartorários (são taxas judiciárias) pelo TJ afronta o princípio da reserva legal.</text:span></text:p>
      <text:p text:style-name="P7"><text:span text:style-name="T6"/></text:p>
      <text:p text:style-name="P8"><text:span text:style-name="T6">O </text:span><text:span text:style-name="T9">Chefe do Executivo</text:span><text:span text:style-name="T6"> pode criar </text:span><text:span text:style-name="T9">leis delegadas</text:span><text:span text:style-name="T6">, inclusive sobre </text:span><text:span text:style-name="T9">matéria tributária</text:span><text:span text:style-name="T6">.</text:span></text:p>
      <text:p text:style-name="P8"><text:span text:style-name="T6"/></text:p>
      <text:p text:style-name="P9"><text:span text:style-name="T6">STF: os requisitos de urgência e relevância (para editar MP’s) são </text:span><text:span text:style-name="T9">políticos</text:span><text:span text:style-name="T6">. Ou seja, a princípio sua apreciação fica a cargo do PR. Contudo, admite-se o controle judicial se houver excesso do poder de legislar.</text:span></text:p>
      <text:p text:style-name="P9"><text:span text:style-name="T6"/></text:p>
      <text:p text:style-name="P10"><text:span text:style-name="T6">STF: MP é instrumento idôneo para instituir e modificar tributos e contribuições sociais.</text:span></text:p>
      <text:p text:style-name="P10"><text:span text:style-name="T6"/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>Tributos que devem ser instituídos por <text:span text:style-name="T1">LC</text:span></text:p>
          </table:table-cell>
        </table:table-row>
        <table:table-row>
          <table:table-cell table:style-name="Tabela1.A2" office:value-type="string">
            <text:p text:style-name="P1">Impostos residuais.</text:p>
            <text:p text:style-name="P1">Contribuições residuais.</text:p>
            <text:p text:style-name="P1">Empréstimos compulsórios.</text:p>
            <text:p text:style-name="P1">IGF.</text:p>
          </table:table-cell>
        </table:table-row>
      </table:table>
      <text:p text:style-name="P10"><text:span text:style-name="T6"/></text:p>
      <text:p text:style-name="P11"><text:span text:style-name="T6">CTN → possível alterar </text:span><text:span text:style-name="T11">BC</text:span><text:span text:style-name="T6"> e </text:span><text:span text:style-name="T12">alíquota</text:span><text:span text:style-name="T6"> por atos infralegais.</text:span></text:p>
      <text:p text:style-name="P11"><text:span text:style-name="T6">CF → possível alterar apenas </text:span><text:span text:style-name="T12">alíquota</text:span><text:span text:style-name="T6"> por atos infralegais.</text:span></text:p>
      <text:p text:style-name="P11"><text:span text:style-name="T6"/></text:p>
      <text:p text:style-name="P11"><text:span text:style-name="T6">CIDE-combustíveis → alíquota pode ser </text:span><text:span text:style-name="T9">reduzida ou restabelecida</text:span><text:span text:style-name="T6"> pelo Chefe do Executivo.</text:span></text:p>
      <text:p text:style-name="P11"><text:span text:style-name="T6">ICMS-combustíveis → alíquota definida por deliberação dos Estados e DF (CONFAZ).</text:span></text:p>
      <text:p text:style-name="P11"><text:span text:style-name="T6"/></text:p>
      <text:p text:style-name="P12"><text:span text:style-name="T6">Outras exceções ao princípio da legalidade:</text:span></text:p>
      <text:list xml:id="list3471605468624698784" text:style-name="L2">
        <text:list-item>
          <text:p text:style-name="P13"><text:span text:style-name="T6">atualização do </text:span><text:span text:style-name="T9">valor monetário da BC</text:span><text:span text:style-name="T6"> dos tributos;</text:span></text:p>
        </text:list-item>
        <text:list-item>
          <text:p text:style-name="P13"><text:span text:style-name="T9">fixação do prazo</text:span><text:span text:style-name="T6"> para o recolhimento dos tributos.</text:span></text:p>
        </text:list-item>
      </text:list>
      <text:p text:style-name="P12"><text:span text:style-name="T6"/></text:p>
      <text:p text:style-name="P14"><text:soft-page-break/><text:span text:style-name="T6">A </text:span><text:span text:style-name="T9">anistia</text:span><text:span text:style-name="T6"> </text:span><text:span text:style-name="T10">não</text:span><text:span text:style-name="T7"> é uma limitação ao poder de tributar, mas sim o próprio exercício do poder de tributar, que também permite ao ente federado anistiar determinadas infrações à legislação tributária.</text:span></text:p>
      <text:p text:style-name="P14"><text:span text:style-name="T7"/></text:p>
      <text:p text:style-name="P15"><text:span text:style-name="T7">S</text:span><text:span text:style-name="T6">TF:</text:span></text:p>
      <text:list xml:id="list1292960020141966581" text:style-name="L3">
        <text:list-item>
          <text:p text:style-name="P16"><text:span text:style-name="T6">Súmula 656: veda a progressividade das alíquotas do ITBI;</text:span></text:p>
        </text:list-item>
        <text:list-item>
          <text:p text:style-name="P16"><text:span text:style-name="T6">Súmula 668: permite a progressividade do IPTU apenas após a sua permissão no texto constitucional (ocorreu com a EC 29/00);</text:span></text:p>
        </text:list-item>
        <text:list-item>
          <text:p text:style-name="P16"><text:span text:style-name="T6">RE 562.045 (2013): ITCD é um imposto que bem se vocaciona à tributação progressiva.</text:span></text:p>
        </text:list-item>
      </text:list>
      <text:p text:style-name="P15"><text:span text:style-name="T6"/></text:p>
      <text:p text:style-name="P17"><text:span text:style-name="T6">STF: a adequação do tributo de acordo com a capacidade contributiva não é obtida apenas com a alteração de alíquotas, mas também pode ser concretizada por meio do escalonamento das BC’s.</text:span></text:p>
      <text:p text:style-name="P17"><text:span text:style-name="T6"/></text:p>
      <text:p text:style-name="P18"><text:span text:style-name="T6">É facultado à Administração Tributária identificar o patrimônio, os rendimentos e as atividades econômicas do contribuinte.</text:span></text:p>
      <text:p text:style-name="P18"><text:span text:style-name="T6"/></text:p>
      <text:p text:style-name="P19"><text:span text:style-name="T6">Jurisprudências e o princípio da isonomia:</text:span></text:p>
      <text:list xml:id="list7860884354973191694" text:style-name="L4">
        <text:list-item>
          <text:p text:style-name="P20"><text:span text:style-name="T6">STF, AI 157.871-AgR: fere o princípio da isonomia a discriminação com base na função ou ocupação exercida;</text:span></text:p>
        </text:list-item>
        <text:list-item>
          <text:p text:style-name="P20"><text:span text:style-name="T6">STF, ADI 1.643: não fere o princípio da isonomia o tratamento desigual a ME e EPP cujos sócios têm condição de disputar o mercado de trabalho sem assistência do Estado;</text:span></text:p>
          <text:list>
            <text:list-item>
              <text:p text:style-name="P21"><text:span text:style-name="T4">Mas atenção!</text:span><text:span text:style-name="T6"> </text:span><text:span text:style-name="T8">Após a edição da LC 147/2014, os </text:span><text:span text:style-name="T5">profissionais liberais</text:span><text:span text:style-name="T8"> agora podem optar pelo </text:span><text:span text:style-name="T5">SIMPLES</text:span><text:span text:style-name="T8">! </text:span><text:span text:style-name="T6">Antes não podia e isso foi o que ensejou a ação que culminou nessa jurisprudência;</text:span></text:p>
            </text:list-item>
          </text:list>
        </text:list-item>
        <text:list-item>
          <text:p text:style-name="P21"><text:span text:style-name="T8">S</text:span><text:span text:style-name="T6">TF, ADI 1.276: não fere o princípio da isonomia quando a lei estimula a contratação de empregados com determinadas características (ex.: idade mais elevada), por meio de incentivos fiscais;</text:span></text:p>
        </text:list-item>
        <text:list-item>
          <text:p text:style-name="P22"><text:span text:style-name="T6">STF, AC 1.109-MC: não fere o princípio da isonomia a sobrecarga imposta aos bancos comerciais e às entidades financeiras, no que se refere à contribuição previdenciária sobre a folha de salários;</text:span></text:p>
        </text:list-item>
        <text:list-item>
          <text:p text:style-name="P22"><text:span text:style-name="T6">STF, RE 429.306/PR: não afronta o princípio da isonomia norma que proíbe a adoção do regime de admissão temporária para as operações de importação amparadas por arrendamento mercantil;</text:span></text:p>
        </text:list-item>
        <text:list-item>
          <text:p text:style-name="P22"><text:span text:style-name="T6">STF, RE 312.511: não afronta o princípio da isonomia a vedação de importação de automóveis usados, sob a alegação de a União estar atuando contra as pessoas de menor capacidade econômic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416c" officeooo:paragraph-rsid="000d41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Limitações constitucionais ao poder de tributar (princípios tributários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8:52:31.441752659</meta:creation-date>
    <dc:date>2018-02-18T20:07:05.921022814</dc:date>
    <meta:editing-duration>PT1H14M24S</meta:editing-duration>
    <meta:editing-cycles>23</meta:editing-cycles>
    <meta:generator>LibreOffice/5.2.7.2$Linux_X86_64 LibreOffice_project/20m0$Build-2</meta:generator>
    <meta:document-statistic meta:table-count="1" meta:image-count="0" meta:object-count="0" meta:page-count="2" meta:paragraph-count="43" meta:word-count="651" meta:character-count="4134" meta:non-whitespace-character-count="3543"/>
  </office:meta>
</office:document-meta>
</file>